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1b3c45" officeooo:paragraph-rsid="001b3c45"/>
    </style:style>
    <style:style style:name="P3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…or create a new repository on the command line</text:h>
      <text:p text:style-name="Preformatted_20_Text"><text:bookmark text:name="empty-setup-new-repo-echo"/>echo "# internshipGet8" &gt;&gt; README.md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reformatted_20_Text">git remote add origin https://github.com/prolojic/internshipGet8.git</text:p>
      <text:p text:style-name="P1">git push -u origin master</text:p>
      <text:h text:style-name="Heading_20_3" text:outline-level="3">…or push an existing repository from the command line</text:h>
      <text:p text:style-name="Preformatted_20_Text"><text:bookmark text:name="empty-setup-push-repo-echo"/>git remote add origin https://github.com/prolojic/internshipGet8.git</text:p>
      <text:p text:style-name="P1">git push -u origin master</text:p>
      <text:p text:style-name="P1">alias gs='git status '</text:p>
      <text:p text:style-name="Preformatted_20_Text">alias ga='git add '</text:p>
      <text:p text:style-name="Preformatted_20_Text">alias gb='git branch '</text:p>
      <text:p text:style-name="Preformatted_20_Text">alias gc='git commit'</text:p>
      <text:p text:style-name="Preformatted_20_Text">alias gd='git diff'</text:p>
      <text:p text:style-name="Preformatted_20_Text">alias go='git checkout '</text:p>
      <text:p text:style-name="Preformatted_20_Text">alias gk='gitk --all&amp;'</text:p>
      <text:p text:style-name="Preformatted_20_Text">alias gx='gitx --all'</text:p>
      <text:p text:style-name="Preformatted_20_Text"/>
      <text:p text:style-name="Preformatted_20_Text">alias got='git '</text:p>
      <text:p text:style-name="P1">alias get='git '</text:p>
      <text:p text:style-name="P1"/>
      <text:p text:style-name="P2">https://losst.ru/poleznye-alias-linux#_ali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09:52:53.450748208</meta:creation-date>
    <dc:date>2018-09-03T10:13:35.893049650</dc:date>
    <meta:editing-duration>PT15M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90" meta:character-count="621" meta:non-whitespace-character-count="554"/>
  </office:meta>
</office:document-meta>
</file>